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1.333cm" fo:min-width="4.08cm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6.185cm" fo:min-width="26.367cm" draw:shadow="hidden" draw:shadow-color="#cccccc" loext:shadow-blur="0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4.492cm" fo:min-width="26.367cm" draw:shadow="hidden" draw:shadow-color="#cccccc" loext:shadow-blur="0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3.549cm" fo:min-width="26.367cm" draw:shadow="hidden" draw:shadow-color="#cccccc" loext:shadow-blur="0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4.263cm" fo:min-width="26.367cm" draw:shadow="hidden" draw:shadow-color="#cccccc" loext:shadow-blur="0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7.371cm" fo:min-width="26.367cm" draw:shadow="hidden" draw:shadow-color="#cccccc" loext:shadow-blur="0cm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9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10.715cm" fo:min-width="26.367cm" draw:shadow="hidden" draw:shadow-color="#cccccc" loext:shadow-blur="0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4.83cm" fo:min-width="26.367cm" draw:shadow="hidden" draw:shadow-color="#cccccc" loext:shadow-blur="0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9.486cm" fo:min-width="25.765cm" draw:shadow="hidden" draw:shadow-color="#cccccc" loext:shadow-blur="0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7.454cm" fo:min-width="25.96cm" draw:shadow="hidden" draw:shadow-color="#cccccc" loext:shadow-blur="0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7.364cm" fo:min-width="25.96cm" draw:shadow="hidden" draw:shadow-color="#cccccc" loext:shadow-blur="0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6.081cm" fo:min-width="25.96cm" draw:shadow="hidden" draw:shadow-color="#cccccc" loext:shadow-blur="0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4.377cm" fo:min-width="25.96cm" draw:shadow="hidden" draw:shadow-color="#cccccc" loext:shadow-blur="0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8.257cm" fo:min-width="25.96cm" draw:shadow="hidden" draw:shadow-color="#cccccc" loext:shadow-blur="0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4.377cm" fo:min-width="25.96cm" draw:shadow="hidden" draw:shadow-color="#cccccc" loext:shadow-blur="0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9.995cm" fo:min-width="25.96cm" draw:shadow="hidden" draw:shadow-color="#cccccc" loext:shadow-blur="0cm" style:writing-mode="lr-tb" loext:decorative="false"/>
      <style:paragraph-properties style:writing-mode="lr-tb"/>
    </style:style>
    <style:style style:name="pr1" style:family="presentation" style:parent-style-name="Default-title">
      <style:graphic-properties fo:min-height="11.2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6.251cm" loext:decorative="false"/>
      <style:paragraph-properties style:writing-mode="lr-tb"/>
    </style:style>
    <style:style style:name="pr6" style:family="presentation" style:parent-style-name="Default-title">
      <style:graphic-properties fo:min-height="6.177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6.177cm" loext:decorative="false"/>
      <style:paragraph-properties style:writing-mode="lr-tb"/>
    </style:style>
    <style:style style:name="pr8" style:family="presentation" style:parent-style-name="Default-title">
      <style:graphic-properties fo:min-height="10.88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24pt" style:font-size-asian="18pt" style:font-size-complex="18pt"/>
    </style:style>
    <style:style style:name="P5" style:family="paragraph">
      <loext:graphic-properties draw:fill-color="#ffffff"/>
      <style:text-properties fo:font-size="60pt" style:font-size-asian="60pt" style:font-size-complex="6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cm" fo:margin-bottom="0cm" fo:line-height="100%" fo:text-align="start" fo:text-indent="0cm"/>
      <style:text-properties style:font-name="FreeMono" fo:font-size="21pt" style:font-size-asian="21pt" style:font-size-complex="21pt"/>
    </style:style>
    <style:style style:name="P10" style:family="paragraph">
      <loext:graphic-properties draw:fill-color="#eeeeee"/>
      <style:paragraph-properties fo:margin-left="0cm" fo:margin-right="0cm" fo:margin-top="0.4cm" fo:margin-bottom="0cm" fo:line-height="100%" fo:text-align="start" fo:text-indent="0cm" style:writing-mode="lr-tb"/>
      <style:text-properties style:font-name="FreeMono" fo:font-size="21pt" style:font-size-asian="21pt" style:font-size-complex="21pt"/>
    </style:style>
    <style:style style:name="P11" style:family="paragraph">
      <style:paragraph-properties fo:margin-left="0cm" fo:margin-right="0cm" fo:margin-top="0.4cm" fo:margin-bottom="0cm" fo:line-height="100%" fo:text-align="start" fo:text-indent="0cm"/>
      <style:text-properties style:font-name="FreeMono" fo:font-size="32pt" style:font-size-asian="24pt" style:font-size-complex="24pt"/>
    </style:style>
    <style:style style:name="P12" style:family="paragraph">
      <loext:graphic-properties draw:fill-color="#eeeeee"/>
      <style:paragraph-properties fo:margin-left="0cm" fo:margin-right="0cm" fo:margin-top="0.4cm" fo:margin-bottom="0cm" fo:line-height="100%" fo:text-align="start" fo:text-indent="0cm" style:writing-mode="lr-tb"/>
      <style:text-properties style:font-name="FreeMono" fo:font-size="32pt" style:font-size-asian="24pt" style:font-size-complex="24pt"/>
    </style:style>
    <style:style style:name="P13" style:family="paragraph">
      <style:paragraph-properties fo:margin-left="0cm" fo:margin-right="0cm" fo:margin-top="0.4cm" fo:margin-bottom="0cm" fo:line-height="100%" fo:text-align="start" fo:text-indent="0cm"/>
      <style:text-properties style:font-name="FreeMono" fo:font-size="26pt" style:font-size-asian="26pt" style:font-size-complex="26pt"/>
    </style:style>
    <style:style style:name="P14" style:family="paragraph">
      <loext:graphic-properties draw:fill-color="#eeeeee"/>
      <style:paragraph-properties fo:margin-left="0cm" fo:margin-right="0cm" fo:margin-top="0.4cm" fo:margin-bottom="0cm" fo:line-height="100%" fo:text-align="start" fo:text-indent="0cm" style:writing-mode="lr-tb"/>
      <style:text-properties style:font-name="FreeMono" fo:font-size="26pt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50pt" style:font-size-asian="50pt" style:font-size-complex="50pt"/>
    </style:style>
    <style:style style:name="P17" style:family="paragraph">
      <style:paragraph-properties fo:margin-left="0cm" fo:margin-right="0cm" fo:margin-top="0.4cm" fo:margin-bottom="0cm" fo:line-height="100%" fo:text-align="start" fo:text-indent="0cm"/>
      <style:text-properties style:font-name="FreeMono" fo:font-size="22pt" style:font-size-asian="22pt" style:font-size-complex="22pt"/>
    </style:style>
    <style:style style:name="P18" style:family="paragraph">
      <loext:graphic-properties draw:fill-color="#eeeeee"/>
      <style:paragraph-properties fo:margin-left="0cm" fo:margin-right="0cm" fo:margin-top="0.4cm" fo:margin-bottom="0cm" fo:line-height="100%" fo:text-align="start" fo:text-indent="0cm" style:writing-mode="lr-tb"/>
      <style:text-properties style:font-name="FreeMono" fo:font-size="22pt" style:font-size-asian="22pt" style:font-size-complex="22pt"/>
    </style:style>
    <style:style style:name="P19" style:family="paragraph">
      <style:paragraph-properties fo:margin-left="0cm" fo:margin-right="0cm" fo:margin-top="0.4cm" fo:margin-bottom="0cm" fo:line-height="100%" fo:text-align="start" fo:text-indent="0cm"/>
      <style:text-properties style:font-name="FreeMono" fo:font-size="24pt" style:font-size-asian="24pt" style:font-size-complex="24pt"/>
    </style:style>
    <style:style style:name="P20" style:family="paragraph">
      <loext:graphic-properties draw:fill-color="#eeeeee"/>
      <style:paragraph-properties fo:margin-left="0cm" fo:margin-right="0cm" fo:margin-top="0.4cm" fo:margin-bottom="0cm" fo:line-height="100%" fo:text-align="start" fo:text-indent="0cm" style:writing-mode="lr-tb"/>
      <style:text-properties style:font-name="FreeMono" fo:font-size="24pt" style:font-size-asian="24pt" style:font-size-complex="24pt"/>
    </style:style>
    <style:style style:name="P21" style:family="paragraph">
      <style:paragraph-properties fo:margin-left="0cm" fo:margin-right="0cm" fo:margin-top="0.4cm" fo:margin-bottom="0cm" fo:line-height="100%" fo:text-align="start" fo:text-indent="0cm"/>
      <style:text-properties style:font-name="FreeMono" fo:font-size="16pt" style:font-size-asian="16pt" style:font-size-complex="16pt"/>
    </style:style>
    <style:style style:name="P22" style:family="paragraph">
      <loext:graphic-properties draw:fill-color="#eeeeee"/>
      <style:paragraph-properties fo:margin-left="0cm" fo:margin-right="0cm" fo:margin-top="0.4cm" fo:margin-bottom="0cm" fo:line-height="100%" fo:text-align="start" fo:text-indent="0cm" style:writing-mode="lr-tb"/>
      <style:text-properties style:font-name="FreeMono" fo:font-size="16pt" style:font-size-asian="16pt" style:font-size-complex="16pt"/>
    </style:style>
    <style:style style:name="P23" style:family="paragraph">
      <style:paragraph-properties fo:margin-left="0cm" fo:margin-right="0cm" fo:margin-top="0.4cm" fo:margin-bottom="0cm" fo:line-height="100%" fo:text-align="start" fo:text-indent="0cm"/>
      <style:text-properties style:font-name="FreeMono" fo:font-size="21.2999992370605pt" style:font-size-asian="16pt" style:font-size-complex="16pt"/>
    </style:style>
    <style:style style:name="P24" style:family="paragraph">
      <loext:graphic-properties draw:fill-color="#eeeeee"/>
      <style:paragraph-properties fo:margin-left="0cm" fo:margin-right="0cm" fo:margin-top="0.4cm" fo:margin-bottom="0cm" fo:line-height="100%" fo:text-align="start" fo:text-indent="0cm" style:writing-mode="lr-tb"/>
      <style:text-properties style:font-name="FreeMono" fo:font-size="21.2999992370605pt" style:font-size-asian="16pt" style:font-size-complex="16pt"/>
    </style:style>
    <style:style style:name="P25" style:family="paragraph">
      <style:paragraph-properties fo:margin-left="0cm" fo:margin-right="0cm" fo:margin-top="0.4cm" fo:margin-bottom="0cm" fo:line-height="100%" fo:text-align="start" fo:text-indent="0cm"/>
      <style:text-properties style:font-name="FreeMono" fo:font-size="17pt" style:font-size-asian="17pt" style:font-size-complex="17pt"/>
    </style:style>
    <style:style style:name="P26" style:family="paragraph">
      <loext:graphic-properties draw:fill-color="#eeeeee"/>
      <style:paragraph-properties fo:margin-left="0cm" fo:margin-right="0cm" fo:margin-top="0.4cm" fo:margin-bottom="0cm" fo:line-height="100%" fo:text-align="start" fo:text-indent="0cm" style:writing-mode="lr-tb"/>
      <style:text-properties style:font-name="FreeMono" fo:font-size="17pt" style:font-size-asian="17pt" style:font-size-complex="17pt"/>
    </style:style>
    <style:style style:name="P27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style:use-window-font-color="true" loext:opacity="0%" fo:font-size="32pt" fo:background-color="transparent" style:font-size-asian="32pt" style:font-size-complex="32pt"/>
    </style:style>
    <style:style style:name="T7" style:family="text">
      <style:text-properties style:use-window-font-color="true" loext:opacity="0%" fo:font-size="10pt" fo:background-color="transparent" style:font-size-asian="10pt" style:font-size-complex="10pt"/>
    </style:style>
    <style:style style:name="T8" style:family="text">
      <style:text-properties style:use-window-font-color="true" loext:opacity="0%" fo:font-size="14pt" fo:background-color="transparent" style:font-size-asian="14pt" style:font-size-complex="14pt"/>
    </style:style>
    <style:style style:name="T9" style:family="text">
      <style:text-properties style:use-window-font-color="true" loext:opacity="0%" fo:font-size="28pt" style:font-size-asian="28pt" style:font-size-complex="28pt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fo:font-size="13.5pt" style:font-size-asian="13.5pt" style:font-size-complex="13.5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style:font-name="FreeMono" fo:font-size="21pt" style:font-size-asian="21pt" style:font-size-complex="21pt"/>
    </style:style>
    <style:style style:name="T15" style:family="text">
      <style:text-properties style:font-name="FreeMono" fo:font-size="24pt" style:font-size-asian="24pt" style:font-size-complex="24pt"/>
    </style:style>
    <style:style style:name="T16" style:family="text">
      <style:text-properties style:font-name="FreeMono" fo:font-size="26pt" style:font-size-asian="26pt" style:font-size-complex="26pt"/>
    </style:style>
    <style:style style:name="T17" style:family="text">
      <style:text-properties style:font-name="FreeMono" fo:font-size="22pt" style:font-size-asian="22pt" style:font-size-complex="22pt"/>
    </style:style>
    <style:style style:name="T18" style:family="text">
      <style:text-properties style:font-name="FreeMono" fo:font-size="16pt" style:font-size-asian="16pt" style:font-size-complex="16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DejaVu Sans" style:font-size-asian="42.7000007629395pt" style:font-style-asian="normal" style:font-weight-asian="normal" style:font-name-complex="FreeSans" style:font-size-complex="42.700000762939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FreeMono" fo:font-size="21pt" fo:font-weight="bold" style:font-size-asian="21pt" style:font-weight-asian="bold" style:font-size-complex="21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16pt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FreeMono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FreeMono" fo:font-size="16pt" fo:font-weight="normal" style:font-size-asian="16pt" style:font-weight-asian="normal" style:font-size-complex="16pt" style:font-weight-complex="normal"/>
    </style:style>
    <style:style style:name="T25" style:family="text">
      <style:text-properties style:font-name="FreeMono" fo:font-size="17pt" style:font-size-asian="17pt" style:font-size-complex="17pt"/>
    </style:style>
    <style:style style:name="T26" style:family="text">
      <style:text-properties style:font-name="FreeMono"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.729cm" svg:height="11.241cm" svg:x="1.462cm" svg:y="5.302cm" presentation:class="title" presentation:user-transformed="true">
          <draw:text-box>
            <text:p><text:span text:style-name="T1">Injection Points</text:span><text:line-break/><text:line-break/><text:span text:style-name="T2">PostgreSQL Conference Japan 2024</text:span><text:span text:style-name="T2"><text:line-break/></text:span><text:span text:style-name="T2">December 6th, Tokyo</text:span><text:span text:style-name="T2"><text:line-break/></text:span><text:span text:style-name="T2">Michael Paqu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The lecturer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Michael Paquier.</text:p>
              </text:list-item>
              <text:list-item>
                <text:p>French, based in Tokyo.</text:p>
              </text:list-item>
              <text:list-item>
                <text:p>PostgreSQL contributor since 2009</text:p>
                <text:list>
                  <text:list-item>
                    <text:p>Committer</text:p>
                  </text:list-item>
                  <text:list-item>
                    <text:p>Hacker, Blogger, CF manager</text:p>
                  </text:list-item>
                </text:list>
              </text:list-item>
              <text:list-item>
                <text:p>Twitter: @michaelpq</text:p>
              </text:list-item>
              <text:list-item>
                <text:p>Website: https://paquier.xyz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Agenda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Concept</text:p>
              </text:list-item>
              <text:list-item>
                <text:p>Core facilities</text:p>
              </text:list-item>
              <text:list-item>
                <text:p>Examples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6.729cm" svg:height="16.251cm" svg:x="1.485cm" svg:y="0.837cm" presentation:class="subtitle">
          <draw:text-box>
            <text:p><text:span text:style-name="T5">Concep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Postgres makes testing hard</text:span></text:p>
          </draw:text-box>
        </draw:frame>
        <draw:frame presentation:style-name="pr4" draw:layer="layout" svg:width="26.729cm" svg:height="13.375cm" svg:x="1.485cm" svg:y="4.913cm" presentation:class="outline" presentation:user-transformed="true">
          <draw:text-box>
            <text:list text:style-name="L2">
              <text:list-item>
                <text:p>Multi-process infrastructure.</text:p>
              </text:list-item>
              <text:list-item>
                <text:p>Cannot really synchronize actions.</text:p>
              </text:list-item>
              <text:list-item>
                <text:p>Some tricks</text:p>
                <text:list>
                  <text:list-item>
                    <text:p>Locking (LOCK pg_database?)</text:p>
                  </text:list-item>
                  <text:list-item>
                    <text:p>Hooks, limited by code paths and states.</text:p>
                  </text:list-item>
                  <text:list-item>
                    <text:p>Extensions, limited in backend to external libraries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Requirements</text:span></text:p>
          </draw:text-box>
        </draw:frame>
        <draw:frame presentation:style-name="pr4" draw:layer="layout" svg:width="26.729cm" svg:height="14.729cm" svg:x="1.485cm" svg:y="4.913cm" presentation:class="outline" presentation:user-transformed="true">
          <draw:text-box>
            <text:list text:style-name="L2">
              <text:list-item>
                <text:p text:style-name="P6">Developer tool</text:p>
                <text:list>
                  <text:list-item>
                    <text:p>Run custom code</text:p>
                  </text:list-item>
                  <text:list-item>
                    <text:p>At custom location</text:p>
                  </text:list-item>
                </text:list>
              </text:list-item>
              <text:list-item>
                <text:p>Properties</text:p>
                <text:list>
                  <text:list-item>
                    <text:p>Flexible: core, extension, back-patch.</text:p>
                  </text:list-item>
                  <text:list-item>
                    <text:p>Customizable, extensible</text:p>
                  </text:list-item>
                  <text:list-item>
                    <text:p>Cheap</text:p>
                  </text:list-item>
                  <text:list-item>
                    <text:p>Maintenanc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Test Designs</text:span></text:p>
          </draw:text-box>
        </draw:frame>
        <draw:frame presentation:style-name="pr4" draw:layer="layout" svg:width="26.729cm" svg:height="14.052cm" svg:x="1.485cm" svg:y="4.913cm" presentation:class="outline" presentation:user-transformed="true">
          <draw:text-box>
            <text:list text:style-name="L2">
              <text:list-item>
                <text:p text:style-name="P6">Race Conditions</text:p>
              </text:list-item>
              <text:list-item>
                <text:p text:style-name="P7">Force states:</text:p>
                <text:list>
                  <text:list-item>
                    <text:p>ERROR, FATAL, PANIC</text:p>
                  </text:list-item>
                  <text:list-item>
                    <text:p>Dynamic Stack Manipulation</text:p>
                  </text:list-item>
                </text:list>
              </text:list-item>
              <text:list-item>
                <text:p text:style-name="P7">Cross-process interactions:</text:p>
                <text:list>
                  <text:list-item>
                    <text:p>Wait and Wake</text:p>
                  </text:list-item>
                  <text:list-item>
                    <text:p>Monitoring</text:p>
                  </text:list-item>
                </text:list>
              </text:list-item>
              <text:list-item>
                <text:p>Print information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Past proposals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 text:style-name="P8"><text:span text:style-name="T6">Better infra for concurrency (2020)</text:span><text:span text:style-name="T7"><text:line-break/></text:span><text:span text:style-name="T8">https://postgr.es/m/</text:span><text:span text:style-name="T8"><text:a xlink:href="https://www.postgresql.org/message-id/CAPpHfdtSEOHX8dSk9Qp%2BZ%2B%2Bi4BGQoffKip6JDWngEA%2Bg7Z-XmQ%40mail.gmail.com" xlink:type="simple">CAPpHfdtSEOHX8dSk9Qp+Z++i4BGQoffKip6JDWngEA+g7Z-XmQ@mail.gmail.com</text:a></text:span></text:p>
              </text:list-item>
              <text:list-item>
                <text:p>Forks of upstream:</text:p>
                <text:list>
                  <text:list-item>
                    <text:p><text:span text:style-name="T9">PROBE_POINT() by 2ndQ:</text:span><text:span text:style-name="T10"><text:line-break/></text:span><text:span text:style-name="T11">https://postgr.es/m/</text:span><text:span text:style-name="T11"><text:a xlink:href="https://www.postgresql.org/message-id/CAGRY4nyiBqP%3DnNmYbee1q2rcyWROM68N36DiEF4ttv3Zr9Wocw%40mail.gmail.com" xlink:type="simple">CAGRY4nyiBqP=nNmYbee1q2rcyWROM68N36DiEF4ttv3Zr9Wocw@mail.gmail.com</text:a></text:span></text:p>
                  </text:list-item>
                  <text:list-item>
                    <text:p><text:span text:style-name="T12">Greenplum (CloudberryDB), proposed once upstream.</text:span></text:p>
                  </text:list-item>
                  <text:list-item>
                    <text:p><text:span text:style-name="T12">Probably most products do that anyway.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4.58cm" svg:height="1.583cm" svg:x="24.517cm" svg:y="18.737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Code</text:span></text:p>
          </draw:text-box>
        </draw:frame>
        <draw:frame presentation:style-name="pr4" draw:layer="layout" svg:width="26.729cm" svg:height="14.052cm" svg:x="1.485cm" svg:y="4.913cm" presentation:class="outline" presentation:user-transformed="true">
          <draw:text-box>
            <text:list text:style-name="L2">
              <text:list-item>
                <text:p>Documentation:<text:line-break/><text:span text:style-name="T13">https://www.postgresql.org/docs/devel/xfunc-c.html#XFUNC-ADDIN-INJECTION-POINTS</text:span></text:p>
              </text:list-item>
              <text:list-item>
                <text:p>Disabled by default</text:p>
                <text:list>
                  <text:list-item>
                    <text:p>configure --enable-injection-points</text:p>
                  </text:list-item>
                  <text:list-item>
                    <text:p>meson -Dinjection_points=true</text:p>
                  </text:list-item>
                </text:list>
              </text:list-item>
              <text:list-item>
                <text:p>Sources</text:p>
                <text:list>
                  <text:list-item>
                    <text:p>src/backend/utils/misc/injection_point.c</text:p>
                  </text:list-item>
                  <text:list-item>
                    <text:p>src/include/utils/injection_point.h</text:p>
                  </text:list-item>
                </text:list>
              </text:list-item>
              <text:list-item>
                <text:p>Shared memory array (point, library, function)</text:p>
              </text:list-item>
              <text:list-item>
                <text:p>Process-level cache with hash table: loaded function pointer.</text:p>
              </text:list-item>
              <text:list-item>
                <text:p>Can be used in postmaster process</text:p>
              </text:list-item>
              <text:list-item>
                <text:p>Enabled in CI, CFBot (http://cfbot.cputube.org/)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Basics</text:span></text:p>
          </draw:text-box>
        </draw:frame>
        <draw:custom-shape draw:style-name="gr3" draw:text-style-name="P10" draw:layer="layout" svg:width="26.867cm" svg:height="6.435cm" svg:x="1.346cm" svg:y="12.298cm">
          <text:p text:style-name="P9"><text:span text:style-name="T14">extern void InjectionPointAttach(const char *name,</text:span><text:span text:style-name="T14"><text:line-break/></text:span><text:span text:style-name="T14"> <text:s text:c="32"/>const char *library,</text:span><text:span text:style-name="T14"><text:line-break/></text:span><text:span text:style-name="T14"> <text:s text:c="32"/>const char *function,</text:span><text:span text:style-name="T14"><text:line-break/></text:span><text:span text:style-name="T14"> <text:s text:c="32"/>const void *private_data,</text:span><text:span text:style-name="T14"><text:line-break/></text:span><text:span text:style-name="T14"> <text:s text:c="32"/>int private_data_size);</text:span><text:span text:style-name="T14"><text:line-break/></text:span><text:span text:style-name="T14">extern bool InjectionPointDetach(const char *name);</text:span><text:span text:style-name="T14"><text:line-break/></text:span><text:span text:style-name="T14">extern void InjectionPointRun(const char *name);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6.867cm" svg:height="4.742cm" svg:x="1.346cm" svg:y="7.035cm">
          <text:p text:style-name="P9"><text:span text:style-name="T14">#ifdef USE_INJECTION_POINTS</text:span><text:span text:style-name="T14"><text:line-break/></text:span><text:span text:style-name="T14">#define INJECTION_POINT(name) InjectionPointRun(name)</text:span><text:span text:style-name="T14"><text:line-break/></text:span><text:span text:style-name="T14">#else</text:span><text:span text:style-name="T14"><text:line-break/></text:span><text:span text:style-name="T14">#define INJECTION_POINT(name) ((void) name)</text:span><text:span text:style-name="T14"><text:line-break/></text:span><text:span text:style-name="T14">#endif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6.729cm" svg:height="2.527cm" svg:x="1.414cm" svg:y="5.093cm" presentation:class="outline" presentation:user-transformed="true">
          <draw:text-box>
            <text:list text:style-name="L2">
              <text:list-item>
                <text:p>INJECTION_POINT(“hoge”)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 presentation:user-transformed="true">
          <draw:text-box>
            <text:p><text:span text:style-name="T3">Critical sections</text:span></text:p>
          </draw:text-box>
        </draw:frame>
        <draw:frame presentation:style-name="pr4" draw:layer="layout" svg:width="26.729cm" svg:height="12.179cm" svg:x="1.413cm" svg:y="5.093cm" presentation:class="outline" presentation:user-transformed="true">
          <draw:text-box>
            <text:list text:style-name="L2">
              <text:list-item>
                <text:p>Problem with internal_load_library()@dfmgr.c</text:p>
              </text:list-item>
              <text:list-item>
                <text:p>Allocation when running a point the first time!</text:p>
              </text:list-item>
              <text:list-item>
                <text:p>Crashes:</text:p>
              </text:list-item>
            </text:list>
          </draw:text-box>
        </draw:frame>
        <draw:custom-shape draw:style-name="gr5" draw:text-style-name="P12" draw:layer="layout" svg:width="26.867cm" svg:height="3.799cm" svg:x="1.327cm" svg:y="14.786cm">
          <text:p text:style-name="P11"><text:span text:style-name="T15">START_CRIT_SECTION();</text:span><text:span text:style-name="T15"><text:line-break/></text:span><text:span text:style-name="T15">INJECTION_POINT(“hoge”);</text:span><text:span text:style-name="T15"><text:tab/></text:span><text:span text:style-name="T15"><text:tab/></text:span><text:span text:style-name="T15">/* PANIC */</text:span><text:span text:style-name="T15"><text:line-break/></text:span><text:span text:style-name="T15">END_CRIT_SECTION();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Cached points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Two-step process:</text:p>
                <text:list>
                  <text:list-item>
                    <text:p>Load a point, heat process cache.</text:p>
                  </text:list-item>
                  <text:list-item>
                    <text:p>Run callback from cache.</text:p>
                  </text:list-item>
                </text:list>
              </text:list-item>
              <text:list-item>
                <text:p>Works:</text:p>
              </text:list-item>
            </text:list>
          </draw:text-box>
        </draw:frame>
        <draw:custom-shape draw:style-name="gr6" draw:text-style-name="P12" draw:layer="layout" svg:width="26.867cm" svg:height="4.513cm" svg:x="1.346cm" svg:y="13.013cm">
          <text:p text:style-name="P11"><text:span text:style-name="T15">INJECTION_POINT_LOAD(“hoge”);</text:span><text:span text:style-name="T15"><text:line-break/></text:span><text:span text:style-name="T15">START_CRIT_SECTION();</text:span><text:span text:style-name="T15"><text:line-break/></text:span><text:span text:style-name="T15">INJECTION_POINT_CACHED(“hoge”);</text:span><text:span text:style-name="T15"><text:tab/></text:span><text:span text:style-name="T15"><text:tab/></text:span><text:span text:style-name="T15">/* okay */</text:span><text:span text:style-name="T15"><text:line-break/></text:span><text:span text:style-name="T15">END_CRIT_SECTION();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Stack Manipulation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No runtime arguments given to callback!</text:p>
              </text:list-item>
              <text:list-item>
                <text:p>Conditional states:</text:p>
              </text:list-item>
            </text:list>
          </draw:text-box>
        </draw:frame>
        <draw:custom-shape draw:style-name="gr7" draw:text-style-name="P14" draw:layer="layout" svg:width="26.867cm" svg:height="7.621cm" svg:x="1.346cm" svg:y="10.843cm">
          <text:p text:style-name="P13"><text:span text:style-name="T16">If (IS_INJECTION_POINT_ATTACHED(“hoge”))</text:span><text:span text:style-name="T16"><text:line-break/></text:span><text:span text:style-name="T16">{</text:span><text:span text:style-name="T16"><text:line-break/></text:span><text:span text:style-name="T16"> <text:s text:c="3"/>/* Force a custom state */</text:span><text:span text:style-name="T16"><text:line-break/></text:span><text:span text:style-name="T16"> <text:s text:c="3"/>some_var = 199;</text:span><text:span text:style-name="T16"><text:line-break/></text:span><text:span text:style-name="T16"><text:line-break/></text:span><text:span text:style-name="T16"> <text:s text:c="3"/>/* Execute callback */ <text:s text:c="2"/></text:span><text:span text:style-name="T16"><text:line-break/></text:span><text:span text:style-name="T16"> <text:s text:c="3"/>INJECTION_POINT_CACHED(“hoge”);</text:span><text:span text:style-name="T16"><text:line-break/></text:span><text:span text:style-name="T16">}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 presentation:user-transformed="true">
          <draw:text-box>
            <text:p><text:span text:style-name="T3">INJECTION_POINT() vs Time</text:span></text:p>
          </draw:text-box>
        </draw:frame>
        <draw:frame draw:style-name="gr8" draw:layer="layout" svg:width="26.729cm" svg:height="14.052cm" svg:x="1.485cm" svg:y="4.91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6.729cm" svg:height="16.251cm" svg:x="1.485cm" svg:y="0.837cm" presentation:class="subtitle">
          <draw:text-box>
            <text:p><text:span text:style-name="T5">Core Facilit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injection_points</text:span></text:p>
          </draw:text-box>
        </draw:frame>
        <draw:frame presentation:style-name="pr4" draw:layer="layout" svg:width="26.729cm" svg:height="14.052cm" svg:x="1.485cm" svg:y="4.913cm" presentation:class="outline" presentation:user-transformed="true">
          <draw:text-box>
            <text:list text:style-name="L2">
              <text:list-item>
                <text:p>src/test/modules/injection_points/</text:p>
              </text:list-item>
              <text:list-item>
                <text:p>Not contrib/</text:p>
                <text:list>
                  <text:list-item>
                    <text:p>May evolve in stable branches</text:p>
                  </text:list-item>
                  <text:list-item>
                    <text:p>Flexible for bug fixes (perhaps critical)</text:p>
                  </text:list-item>
                </text:list>
              </text:list-item>
              <text:list-item>
                <text:p>SQL functions:</text:p>
                <text:list>
                  <text:list-item>
                    <text:p>Attach, Detach</text:p>
                  </text:list-item>
                  <text:list-item>
                    <text:p>Wakeup</text:p>
                  </text:list-item>
                  <text:list-item>
                    <text:p>Run, Load</text:p>
                  </text:list-item>
                  <text:list-item>
                    <text:p>Callbacks: ‘error’, ‘notice’, ‘wait’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16" draw:layer="layout" svg:width="26.729cm" svg:height="3.505cm" svg:x="1.485cm" svg:y="0.837cm" presentation:class="title">
          <draw:text-box>
            <text:p text:style-name="P15"><text:span text:style-name="T3">injection_points - Objects</text:span></text:p>
          </draw:text-box>
        </draw:frame>
        <draw:custom-shape draw:style-name="gr9" draw:text-style-name="P18" draw:layer="layout" svg:width="26.867cm" svg:height="10.965cm" svg:x="1.324cm" svg:y="5.291cm">
          <text:p text:style-name="P17"><text:span text:style-name="T17">=# CREATE EXTENSION injection_points;</text:span><text:span text:style-name="T17"><text:line-break/></text:span><text:span text:style-name="T17">=# \dx+ injection_points</text:span><text:span text:style-name="T17"><text:line-break/></text:span><text:span text:style-name="T17"> <text:s text:c="3"/>Objects in extension "injection_points"</text:span></text:p>
          <text:p text:style-name="P17"><text:span text:style-name="T17"><text:s text:c="15"/></text:span><text:span text:style-name="T17">Object description <text:s text:c="14"/></text:span></text:p>
          <text:p text:style-name="P17"><text:span text:style-name="T17">------------------------------------------------</text:span><text:span text:style-name="T17"><text:line-break/></text:span><text:span text:style-name="T17"> function injection_points_attach(text,text)</text:span><text:span text:style-name="T17"><text:line-break/></text:span><text:span text:style-name="T17"> function injection_points_cached(text)</text:span><text:span text:style-name="T17"><text:line-break/></text:span><text:span text:style-name="T17"> function injection_points_detach(text)</text:span><text:span text:style-name="T17"><text:line-break/></text:span><text:span text:style-name="T17"> function injection_points_load(text)</text:span><text:span text:style-name="T17"><text:line-break/></text:span><text:span text:style-name="T17"> function injection_points_run(text)</text:span><text:span text:style-name="T17"><text:line-break/></text:span><text:span text:style-name="T17"> function injection_points_set_local()</text:span><text:span text:style-name="T17"><text:line-break/></text:span><text:span text:style-name="T17"> function injection_points_wakeup(text)</text:span><text:span text:style-name="T17"><text:line-break/></text:span><text:span text:style-name="T17">(7 rows)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.729cm" svg:height="6.177cm" svg:x="1.485cm" svg:y="-0.498cm" presentation:class="title" presentation:user-transformed="true">
          <draw:text-box>
            <text:p><text:span text:style-name="T3">injection_points – Local points</text:span></text:p>
          </draw:text-box>
        </draw:frame>
        <draw:frame presentation:style-name="pr4" draw:layer="layout" svg:width="26.729cm" svg:height="10.073cm" svg:x="1.485cm" svg:y="4.913cm" presentation:class="outline" presentation:user-transformed="true">
          <draw:text-box>
            <text:list text:style-name="L2">
              <text:list-item>
                <text:p>SQL tests, mostly.</text:p>
              </text:list-item>
              <text:list-item>
                <text:p>injection_points_set_local() at top of SQL script</text:p>
              </text:list-item>
              <text:list-item>
                <text:p>Concurrent-safe</text:p>
              </text:list-item>
              <text:list-item>
                <text:p>Automatic detach at process shutdown.</text:p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draw:custom-shape draw:style-name="gr10" draw:text-style-name="P20" draw:layer="layout" svg:width="26.867cm" svg:height="5.08cm" svg:x="1.152cm" svg:y="14.514cm">
          <text:p text:style-name="P19"><text:span text:style-name="T15">SELECT injection_points_set_local();</text:span><text:span text:style-name="T15"><text:line-break/></text:span><text:span text:style-name="T15">SELECT injection_point_attach(‘foo’, ‘error’);</text:span><text:span text:style-name="T15"><text:line-break/></text:span><text:span text:style-name="T15">SELECT injection_point_run(‘foo’); -- ERROR!</text:span><text:span text:style-name="T15"><text:line-break/></text:span><text:span text:style-name="T15">-- Or insert here SQL sequence able to run ‘foo’</text:span><text:span text:style-name="T15"><text:line-break/></text:span><text:span text:style-name="T15">\q -- deta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Isolation Tests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isolationtester, relies on wait&amp;wakeup.</text:p>
              </text:list-item>
            </text:list>
          </draw:text-box>
        </draw:frame>
        <draw:custom-shape draw:style-name="gr11" draw:text-style-name="P22" draw:layer="layout" svg:width="26.265cm" svg:height="9.736cm" svg:x="1.484cm" svg:y="6.858cm">
          <text:p text:style-name="P21"><text:span text:style-name="T18">setup <text:s text:c="3"/>{ CREATE EXTENSION injection_points; }</text:span><text:span text:style-name="T18"><text:line-break/></text:span><text:span text:style-name="T18">teardown { DROP EXTENSION injection_points; }</text:span></text:p>
          <text:p text:style-name="P21"><text:span text:style-name="T18">session s1</text:span><text:span text:style-name="T18"><text:line-break/></text:span><text:span text:style-name="T18">setup <text:s text:c="2"/>{</text:span><text:span text:style-name="T18"><text:line-break/></text:span><text:span text:style-name="T18"> <text:s/>SELECT injection_points_set_local();</text:span><text:span text:style-name="T18"><text:line-break/></text:span><text:span text:style-name="T18"> <text:s/>SELECT injection_points_attach('injection-points-wait', 'wait');</text:span><text:span text:style-name="T18"><text:line-break/></text:span><text:span text:style-name="T18">}</text:span><text:span text:style-name="T18"><text:line-break/></text:span><text:span text:style-name="T18">step wait1 { SELECT injection_points_run('injection-points-wait'); }</text:span></text:p>
          <text:p text:style-name="P21"><text:span text:style-name="T18">session s2</text:span><text:span text:style-name="T18"><text:line-break/></text:span><text:span text:style-name="T18">step wakeup2 <text:s text:c="3"/>{ SELECT injection_points_wakeup('injection-points-wait'); }</text:span><text:span text:style-name="T18"><text:line-break/></text:span><text:span text:style-name="T18">step detach2 <text:s text:c="3"/>{ SELECT injection_points_detach('injection-points-wait'); }</text:span></text:p>
          <text:p text:style-name="P21"><text:span text:style-name="T18"># Detach after wait and wakeup.</text:span><text:span text:style-name="T18"><text:line-break/></text:span><text:span text:style-name="T18">permutation wait1 wakeup2 detach2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TAP tests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Wait and Wake, mostly!</text:p>
              </text:list-item>
              <text:list-item>
                <text:p>Monitoring: pg_stat_activity, server logs.</text:p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draw:custom-shape draw:style-name="gr12" draw:text-style-name="P24" draw:layer="layout" svg:width="26.46cm" svg:height="7.704cm" svg:x="1.484cm" svg:y="10.922cm">
          <text:p text:style-name="P23"><text:span text:style-name="T18">$node-&gt;start;</text:span><text:span text:style-name="T18"><text:line-break/></text:span><text:span text:style-name="T18">[...]</text:span><text:span text:style-name="T18"><text:line-break/></text:span><text:span text:style-name="T18"># Wait for specific event.</text:span><text:span text:style-name="T18"><text:line-break/></text:span><text:span text:style-name="T18">$node-&gt;wait_for_event($backend_type, $event_name);</text:span><text:span text:style-name="T18"><text:line-break/></text:span><text:span text:style-name="T18">[...]</text:span><text:span text:style-name="T18"><text:line-break/></text:span><text:span text:style-name="T18"># Hold session, then wait for specific event.</text:span><text:span text:style-name="T18"><text:line-break/></text:span><text:span text:style-name="T18">my $observer = $node-&gt;background_psql('postgres');</text:span><text:span text:style-name="T18"><text:line-break/></text:span><text:span text:style-name="T18">$observer-&gt;query_until(</text:span><text:span text:style-name="T18"><text:line-break/></text:span><text:span text:style-name="T18"> <text:s/>qr/start/,</text:span><text:span text:style-name="T18"><text:line-break/></text:span><text:span text:style-name="T18"> <text:s/>q{\echo start</text:span><text:span text:style-name="T18"><text:line-break/></text:span><text:span text:style-name="T18"> <text:s text:c="3"/>SELECT injection_points_run($event_name);});</text:span><text:span text:style-name="T18"><text:line-break/></text:span><text:span text:style-name="T18">$node-&gt;wait_for_event('client backend', $event_name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6.729cm" svg:height="16.251cm" svg:x="1.485cm" svg:y="0.837cm" presentation:class="subtitle">
          <draw:text-box>
            <text:p><text:span text:style-name="T5">Examp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SQL - REINDEX bug</text:span></text:p>
          </draw:text-box>
        </draw:frame>
        <draw:frame presentation:style-name="pr4" draw:layer="layout" svg:width="26.729cm" svg:height="12.867cm" svg:x="1.485cm" svg:y="4.913cm" presentation:class="outline" presentation:user-transformed="true">
          <draw:text-box>
            <text:list text:style-name="L2">
              <text:list-item>
                <text:p>Index corruption: “safe”? Not really.</text:p>
                <text:list>
                  <text:list-item>
                    <text:p>Expressions and predicates.</text:p>
                  </text:list-item>
                  <text:list-item>
                    <text:p>Possible access to other tables.</text:p>
                  </text:list-item>
                  <text:list-item>
                    <text:p>Snapshot waits missed.</text:p>
                  </text:list-item>
                </text:list>
              </text:list-item>
              <text:list-item>
                <text:p text:style-name="P6"><text:span text:style-name="T19">reindex_conc.sql in injection_points module.</text:span></text:p>
              </text:list-item>
              <text:list-item>
                <text:p text:style-name="P6">Commit 5bbdfa8a18dc.</text:p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SQL - REINDEX bug</text:span></text:p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draw:custom-shape draw:style-name="gr13" draw:text-style-name="P10" draw:layer="layout" svg:width="26.46cm" svg:height="7.614cm" svg:x="1.484cm" svg:y="4.178cm">
          <text:p text:style-name="P9"><text:span text:style-name="T14">--- a/src/backend/commands/indexcmds.c</text:span><text:span text:style-name="T14"><text:line-break/></text:span><text:span text:style-name="T14">+++ b/src/backend/commands/indexcmds.c</text:span><text:span text:style-name="T14"><text:line-break/></text:span><text:span text:style-name="T14">[...]</text:span><text:span text:style-name="T14"><text:line-break/></text:span><text:span text:style-name="T14">@@ -3782,8 +3783,16 @@ ReindexRelationConcurrently(...)</text:span><text:span text:style-name="T14"><text:line-break/></text:span><text:span text:style-name="T14">+#ifdef USE_INJECTION_POINTS</text:span><text:span text:style-name="T14"><text:line-break/></text:span><text:span text:style-name="T14">+ <text:s text:c="6"/>if (idx-&gt;safe)</text:span><text:span text:style-name="T14"><text:line-break/></text:span><text:span text:style-name="T14">+ <text:s text:c="10"/>INJECTION_POINT("</text:span><text:span text:style-name="T20">reindex-conc-index-safe</text:span><text:span text:style-name="T14">");</text:span><text:span text:style-name="T14"><text:line-break/></text:span><text:span text:style-name="T14">+ <text:s text:c="6"/>else</text:span><text:span text:style-name="T14"><text:line-break/></text:span><text:span text:style-name="T14">+ <text:s text:c="10"/>INJECTION_POINT("</text:span><text:span text:style-name="T20">reindex-conc-index-not-safe</text:span><text:span text:style-name="T14">");</text:span><text:span text:style-name="T14"><text:line-break/></text:span><text:span text:style-name="T14">+#endif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6.46cm" svg:height="6.331cm" svg:x="1.454cm" svg:y="12.674cm">
          <text:p text:style-name="P21"><text:span text:style-name="T21">-- Attach a NOTICE to both points</text:span><text:span text:style-name="T21"><text:line-break/></text:span><text:span text:style-name="T21">SELECT injection_points_attach('</text:span><text:span text:style-name="T22">reindex-conc-index-safe</text:span><text:span text:style-name="T21">', 'notice');</text:span><text:span text:style-name="T21"><text:line-break/></text:span><text:span text:style-name="T18">SELECT injection_points_attach('</text:span><text:span text:style-name="T23">reindex-conc-index-not-safe</text:span><text:span text:style-name="T18">', 'notice');</text:span><text:span text:style-name="T18"><text:line-break/></text:span><text:span text:style-name="T18">-- Check the state with the commands</text:span><text:span text:style-name="T18"><text:line-break/></text:span><text:span text:style-name="T18">REINDEX INDEX CONCURRENTLY reindex_inj.ind_simple;</text:span><text:span text:style-name="T18"><text:line-break/></text:span><text:span text:style-name="T24">NOTICE: <text:s/>notice triggered for injection point </text:span><text:span text:style-name="T23">reindex-conc-index-safe</text:span><text:span text:style-name="T18"><text:line-break/></text:span><text:span text:style-name="T18">REINDEX INDEX CONCURRENTLY reindex_inj.ind_expr;</text:span><text:span text:style-name="T18"><text:line-break/></text:span><text:span text:style-name="T24">NOTICE: <text:s/>notice triggered for injection point </text:span><text:span text:style-name="T23">reindex-conc-index-not-sa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Isolation - GRANT/VACUUM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Data loss and index corruption.</text:p>
                <text:list>
                  <text:list-item>
                    <text:p>In-place UPDATE for stats at the end of VACUUM.</text:p>
                  </text:list-item>
                  <text:list-item>
                    <text:p>GRANT TABLE, DATABASE</text:p>
                  </text:list-item>
                </text:list>
              </text:list-item>
              <text:list-item>
                <text:p>Test “inplace” in injection_points module.</text:p>
              </text:list-item>
              <text:list-item>
                <text:p>Commit a07e03fd8fa7.</text:p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Isolation - GRANT/VACUUM</text:span></text:p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draw:custom-shape draw:style-name="gr15" draw:text-style-name="P10" draw:layer="layout" svg:width="26.46cm" svg:height="4.627cm" svg:x="1.484cm" svg:y="4.178cm">
          <text:p text:style-name="P9"><text:span text:style-name="T14">--- a/src/backend/access/index/genam.c</text:span><text:span text:style-name="T14"><text:line-break/></text:span><text:span text:style-name="T14">+++ b/src/backend/access/index/genam.c</text:span><text:span text:style-name="T14"><text:line-break/></text:span><text:span text:style-name="T14">@@ -6089,6 +6194,19 @@ heap_inplace_update(...)</text:span><text:span text:style-name="T14"><text:line-break/></text:span><text:span text:style-name="T14">[...]</text:span><text:span text:style-name="T14"><text:line-break/></text:span><text:span text:style-name="T14">+ <text:s text:c="6"/>INJECTION_POINT("</text:span><text:span text:style-name="T20">inplace-before-pin</text:span><text:span text:style-name="T14">");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26.46cm" svg:height="8.507cm" svg:x="1.454cm" svg:y="9.975cm">
          <text:p text:style-name="P25"><text:span text:style-name="T25">session s1</text:span><text:span text:style-name="T25"><text:line-break/></text:span><text:span text:style-name="T25">setup <text:s text:c="2"/>{</text:span><text:span text:style-name="T25"><text:line-break/></text:span><text:span text:style-name="T25"> <text:s/>SELECT injection_points_set_local();</text:span><text:span text:style-name="T25"><text:line-break/></text:span><text:span text:style-name="T25"> <text:s/>SELECT injection_points_attach('</text:span><text:span text:style-name="T26">inplace-before-pin</text:span><text:span text:style-name="T25">', 'wait');</text:span><text:span text:style-name="T25"><text:line-break/></text:span><text:span text:style-name="T25">}</text:span><text:span text:style-name="T25"><text:line-break/></text:span><text:span text:style-name="T25">step vac1 <text:s text:c="6"/>{ VACUUM vactest.orig50; <text:s/>-- wait during inplace update }</text:span><text:span text:style-name="T25"><text:line-break/></text:span><text:span text:style-name="T25"><text:line-break/></text:span><text:span text:style-name="T25"># Transactional updates of the tuple vac1 is waiting to inplace-update.</text:span><text:span text:style-name="T25"><text:line-break/></text:span><text:span text:style-name="T25">session s2</text:span><text:span text:style-name="T25"><text:line-break/></text:span><text:span text:style-name="T25">step grant2 <text:s text:c="4"/>{ GRANT SELECT ON TABLE vactest.orig50 TO PUBLIC; }</text:span><text:span text:style-name="T25"><text:line-break/></text:span><text:span text:style-name="T25">step revoke2 <text:s text:c="3"/>{ REVOKE SELECT ON TABLE vactest.orig50 FROM PUBLIC;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6.729cm" svg:height="6.177cm" svg:x="1.485cm" svg:y="-0.498cm" presentation:class="title" presentation:user-transformed="true">
          <draw:text-box>
            <text:p><text:span text:style-name="T3">TAP - Promote and checkpoint</text:span></text:p>
          </draw:text-box>
        </draw:frame>
        <draw:frame presentation:style-name="pr4" draw:layer="layout" svg:width="26.729cm" svg:height="13.375cm" svg:x="1.485cm" svg:y="4.913cm" presentation:class="outline" presentation:user-transformed="true">
          <draw:text-box>
            <text:list text:style-name="L2">
              <text:list-item>
                <text:p>Race condition:</text:p>
                <text:list>
                  <text:list-item>
                    <text:p>restartpoint still running after promotion.</text:p>
                  </text:list-item>
                  <text:list-item>
                    <text:p>PANIC after restart.</text:p>
                  </text:list-item>
                </text:list>
              </text:list-item>
              <text:list-item>
                <text:p>Wait for restartpoint in startup process, wakeup.</text:p>
              </text:list-item>
              <text:list-item>
                <text:p>Recovery test 041_checkpoint_at_promote.</text:p>
              </text:list-item>
              <text:list-item>
                <text:p>Bugfix at 7863ee4def65.</text:p>
              </text:list-item>
              <text:list-item>
                <text:p>Test at 6782709df81f, 2~3min vs 5s.</text:p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6.729cm" svg:height="6.177cm" svg:x="1.485cm" svg:y="-0.498cm" presentation:class="title" presentation:user-transformed="true">
          <draw:text-box>
            <text:p><text:span text:style-name="T3">TAP - Promote and checkpoint</text:span></text:p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draw:custom-shape draw:style-name="gr17" draw:text-style-name="P10" draw:layer="layout" svg:width="26.46cm" svg:height="4.627cm" svg:x="1.484cm" svg:y="3.778cm">
          <text:p text:style-name="P9"><text:span text:style-name="T14">--- a/src/backend/access/transam/xlog.c</text:span><text:span text:style-name="T14"><text:line-break/></text:span><text:span text:style-name="T14">+++ b/src/backend/access/transam/xlog.c</text:span><text:span text:style-name="T14"><text:line-break/></text:span><text:span text:style-name="T14">@@ -7528,6 +7529,12 @@ CreateRestartPoint(int flags)</text:span><text:span text:style-name="T14"><text:line-break/></text:span><text:span text:style-name="T14">[...]</text:span><text:span text:style-name="T14"><text:line-break/></text:span><text:span text:style-name="T14">+ <text:s text:c="2"/>INJECTION_POINT("</text:span><text:span text:style-name="T20">create-restart-point</text:span><text:span text:style-name="T14">");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26.46cm" svg:height="10.245cm" svg:x="1.454cm" svg:y="8.805cm">
          <text:p text:style-name="P25"><text:span text:style-name="T25">$node_standby-&gt;safe_psql('postgres',</text:span><text:span text:style-name="T25"><text:line-break/></text:span><text:span text:style-name="T25"> <text:s text:c="2"/>"SELECT injection_points_attach('</text:span><text:span text:style-name="T26">create-restart-point</text:span><text:span text:style-name="T25">', 'wait');");</text:span><text:span text:style-name="T25"><text:line-break/></text:span><text:span text:style-name="T25">[...]</text:span><text:span text:style-name="T25"><text:line-break/></text:span><text:span text:style-name="T25">my $psql_session =</text:span><text:span text:style-name="T25"><text:line-break/></text:span><text:span text:style-name="T25"> <text:s text:c="2"/>$node_standby-&gt;background_psql('postgres', on_error_stop =&gt; 0);</text:span><text:span text:style-name="T25"><text:line-break/></text:span><text:span text:style-name="T25">$psql_session-&gt;query_until(</text:span><text:span text:style-name="T25"><text:line-break/></text:span><text:span text:style-name="T25"> <text:s text:c="2"/>qr/starting_checkpoint/, q(\echo starting_checkpoint</text:span><text:span text:style-name="T25"><text:line-break/></text:span><text:span text:style-name="T25"> <text:s text:c="2"/>CHECKPOINT;));</text:span><text:span text:style-name="T25"><text:line-break/></text:span><text:span text:style-name="T25">[...]</text:span><text:span text:style-name="T25"><text:line-break/></text:span><text:span text:style-name="T25">$node_standby-&gt;wait_for_event('checkpointer', '</text:span><text:span text:style-name="T26">create-restart-point</text:span><text:span text:style-name="T25">');</text:span><text:span text:style-name="T25"><text:line-break/></text:span><text:span text:style-name="T25">[...]</text:span><text:span text:style-name="T25"><text:line-break/></text:span><text:span text:style-name="T25">$node_standby-&gt;promote;</text:span><text:span text:style-name="T25"><text:line-break/></text:span><text:span text:style-name="T25">[...]</text:span><text:span text:style-name="T25"><text:line-break/></text:span><text:span text:style-name="T25">$node_standby-&gt;safe_psql('postgres',</text:span><text:span text:style-name="T25"><text:line-break/></text:span><text:span text:style-name="T25"> <text:s text:c="2"/>"SELECT injection_points_wakeup('</text:span><text:span text:style-name="T26">create-restart-point</text:span><text:span text:style-name="T25">');"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8" draw:text-style-name="P27" draw:layer="layout" svg:width="26.729cm" svg:height="10.881cm" svg:x="1.485cm" svg:y="4.741cm" presentation:class="title" presentation:user-transformed="true">
          <draw:text-box>
            <text:p><text:span text:style-name="T5">Thanks!</text:span><text:span text:style-name="T5"><text:line-break/></text:span><text:span text:style-name="T5">Questions?</text:span></text:p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`PPOPO</text:span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1T12:33:28.622696938</meta:creation-date>
    <dc:date>2024-11-12T14:54:32.517323758</dc:date>
    <meta:editing-duration>PT15H36M17S</meta:editing-duration>
    <meta:editing-cycles>234</meta:editing-cycles>
    <meta:generator>LibreOffice/24.8.2.1$Linux_X86_64 LibreOffice_project/480$Build-1</meta:generator>
    <meta:print-date>2024-11-12T14:55:07.215123930</meta:print-date>
    <meta:printed-by>PDF files</meta:printed-by>
    <meta:document-statistic meta:object-count="16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c1c1c" draw:fill-color="#1c1c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6.73cm" svg:height="14.053cm" xlink:href="." xlink:type="simple" chart:class="chart:line" chart:style-name="ch1">
        <chart:plot-area chart:style-name="ch2" chart:data-source-has-labels="both" svg:x="1.545cm" svg:y="0.281cm" svg:width="24.651cm" svg:height="12.51cm">
          <chart:coordinate-region svg:x="2.178cm" svg:y="0.48cm" svg:width="23.394cm" svg:height="11.664cm"/>
          <chart:axis chart:dimension="x" chart:name="primary-x" chart:style-name="ch3" chartooo:axis-type="auto">
            <chartooo:date-scale/>
            <chart:title svg:x="13.398cm" svg:y="13.072cm" chart:style-name="ch4">
              <text:p><text:span text:style-name="T1">Dates</text:span></text:p>
            </chart:title>
            <chart:categories table:cell-range-address="local-table.$A$2:.$A$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7.82cm" chart:style-name="ch8">
              <text:p><text:span text:style-name="T1">Number of Points</text:span></text:p>
            </chart:title>
            <chart:grid chart:style-name="ch5" chart:class="major"/>
          </chart:axis>
          <chart:series chart:style-name="ch9" chart:values-cell-range-address="local-table.$C$2:.$C$10" chart:label-cell-address="local-table.$C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2024/0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4/0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4/0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4/0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4/0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4/0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4/0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4/0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4/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